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 Roman 10" svg:font-family="'LM Roman 10'" style:font-family-generic="roman" style:font-pitch="variable"/>
    <style:font-face style:name="LM Roman Caps 10" svg:font-family="'LM Roman Caps 10'" style:font-family-generic="roman" style:font-pitch="variable"/>
    <style:font-face style:name="LM Roman Demi 10" svg:font-family="'LM Roman Demi 10'" style:font-family-generic="roman" style:font-pitch="variable"/>
    <style:font-face style:name="LMRoman12-Regular" svg:font-family="LMRoman12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MMathSymbols8-Regular" svg:font-family="LMMathSymbols8-Regular" style:font-family-generic="system" style:font-pitch="variable"/>
    <style:font-face style:name="LMRoman12-Bold" svg:font-family="LMRoman12-Bold" style:font-family-generic="system" style:font-pitch="variable"/>
    <style:font-face style:name="LMRoman12-Regular1" svg:font-family="LMRoman12-Regular" style:font-family-generic="system" style:font-pitch="variable"/>
    <style:font-face style:name="LMRomanCaps10-Regular" svg:font-family="LMRomanCaps10-Regular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M Roman Demi 10" fo:font-size="12pt" fo:language="es" fo:country="ES" fo:font-weight="bold" style:font-size-asian="12pt" style:font-weight-asian="bold" style:font-name-complex="LMRoman12-Bold" style:font-size-complex="12pt" style:font-weight-complex="bold"/>
    </style:style>
    <style:style style:name="P3" style:family="paragraph" style:parent-style-name="Standard">
      <style:text-properties style:font-name="LMRoman12-Regular" fo:font-size="12pt" fo:language="es" fo:country="ES" style:font-size-asian="12pt" style:font-name-complex="LMRoman12-Regular1" style:font-size-complex="12pt"/>
    </style:style>
    <style:style style:name="P4" style:family="paragraph" style:parent-style-name="Standard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mbria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-complex="Courier New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name-complex="Courier New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bold" style:font-size-asian="14pt" style:font-weight-asian="bold" style:font-name-complex="Courier New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ourier New" style:font-size-complex="14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style:font-name="LM Roman Caps 10" fo:font-size="17pt" fo:language="en" fo:country="US" style:font-size-asian="17pt" style:font-name-complex="LMRomanCaps10-Regular" style:font-size-complex="17pt"/>
    </style:style>
    <style:style style:name="T2" style:family="text">
      <style:text-properties style:font-name="LM Roman Caps 10" fo:font-size="17pt" fo:language="es" fo:country="ES" style:font-size-asian="17pt" style:font-name-complex="LMRomanCaps10-Regular" style:font-size-complex="17pt"/>
    </style:style>
    <style:style style:name="T3" style:family="text">
      <style:text-properties style:font-name="LM Roman 10" fo:font-size="12pt" fo:language="es" fo:country="ES" style:font-size-asian="12pt" style:font-name-complex="LMRoman12-Regular1" style:font-size-complex="12pt"/>
    </style:style>
    <style:style style:name="T4" style:family="text">
      <style:text-properties style:font-name="LM Roman 10" fo:font-size="12pt" fo:language="es" fo:country="ES" style:font-size-asian="12pt" style:font-name-complex="LMMathSymbols8-Regular" style:font-size-complex="12pt"/>
    </style:style>
    <style:style style:name="T5" style:family="text">
      <style:text-properties style:font-name="LM Roman 10" fo:font-size="12pt" fo:language="es" fo:country="ES" style:font-size-asian="12pt" style:font-name-complex="LMRoman12-Bold" style:font-size-complex="12pt" style:font-weight-complex="bold"/>
    </style:style>
    <style:style style:name="T6" style:family="text">
      <style:text-properties style:font-name="LM Roman Demi 10" fo:font-size="12pt" fo:language="es" fo:country="ES" fo:font-weight="bold" style:font-size-asian="12pt" style:font-weight-asian="bold" style:font-name-complex="LMRoman12-Bold" style:font-size-complex="12pt" style:font-weight-complex="bold"/>
    </style:style>
    <style:style style:name="T7" style:family="text">
      <style:text-properties style:font-name="LM Roman Demi 10" fo:font-size="52pt" fo:language="es" fo:country="ES" fo:font-weight="bold" style:font-size-asian="52pt" style:font-weight-asian="bold" style:font-name-complex="LMRoman12-Bold" style:font-size-complex="52pt" style:font-weight-complex="bold"/>
    </style:style>
    <style:style style:name="T8" style:family="text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1" style:family="text">
      <style:text-properties style:font-name="Cambria" fo:font-size="14pt" style:text-underline-style="solid" style:text-underline-width="auto" style:text-underline-color="font-color" fo:font-weight="bold" style:font-size-asian="14pt" style:font-weight-asian="bold" style:font-name-complex="Courier New" style:font-size-complex="14pt"/>
    </style:style>
    <style:style style:name="T12" style:family="text">
      <style:text-properties style:font-name="Cambria" fo:font-weight="bold" style:font-weight-asian="bold" style:font-weight-complex="bold"/>
    </style:style>
    <style:style style:name="T13" style:family="text">
      <style:text-properties style:font-name="Cambria" fo:font-weight="bold" style:font-weight-asian="bold"/>
    </style:style>
    <style:style style:name="T14" style:family="text">
      <style:text-properties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Organización de Computadoras</text:span></text:p>
      <text:p text:style-name="P8"><text:span text:style-name="T3">Departamento de Ciencias e Ingeniería de la Computación</text:span></text:p>
      <text:p text:style-name="P8"><text:span text:style-name="T3">Universidad Nacional del Sur</text:span><text:bookmark text:name="_GoBack"/></text:p>
      <text:p text:style-name="P8"><text:span text:style-name="T6">Segundo Cuatrimestre de 2016</text:span></text:p>
      <text:p text:style-name="P8"><text:span text:style-name="T3">Proyecto N</text:span><text:span text:style-name="T4">º </text:span><text:span text:style-name="T3">1</text:span></text:p>
      <text:p text:style-name="P1"><text:span text:style-name="T7">Programación en Lenguaje C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6">Integrantes de la comisión</text:span></text:p>
      <text:p text:style-name="P1"><text:span text:style-name="T5">Lencina Sebastián</text:span></text:p>
      <text:p text:style-name="P1"><text:span text:style-name="T5">Landau Nicolá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8">Definiciones y </text:span><text:span text:style-name="T8">especificación</text:span><text:span text:style-name="T8"> de requerimientos</text:span></text:p>
      <text:p text:style-name="P4"/>
      <text:p text:style-name="Standard"><text:span text:style-name="T12">Definición general del proyecto</text:span></text:p>
      <text:p text:style-name="Standard">Éste proyecto de software fue realizado a fines de evaluar los conceptos aprendidos, en el lenguaje C, en la materia de Organización de Computadoras.</text:p>
      <text:p text:style-name="Standard">Este proyecto de software consiste en una dada expresión matemática en preorden ingresada por el usuario, <text:s/>calcular su resultado.</text:p>
      <text:p text:style-name="Standard"/>
      <text:p text:style-name="Standard"><text:span text:style-name="T13">Especificación de requerimientos del proyecto de software</text:span></text:p>
      <text:p text:style-name="Standard">Nuestras pautas son a través del manejo de una pila y lista, hacer un programa principal que lea por teclado una expresión en preorden (ingresada por el usuario) y resuelva esa expresión a través de pila y lista y que devuelva un resultado valido.</text:p>
      <text:p text:style-name="Standard">En la implementación se debe priorizar la legibilidad del código ante el rendimiento. Ademas deben ser utilizadas técnicas correctas de programación, aplicando los conocimientos estudiados a lo largo de la carrera. Ell programa debe compilar sin errores ni warnings con el flag -wall activado.</text:p>
      <text:p text:style-name="Standard"><text:s/></text:p>
      <text:p text:style-name="Standard"><text:span text:style-name="T13">Especificaciones de procedimiento </text:span></text:p>
      <text:p text:style-name="Standard">El lenguaje utilizado fue C en el entorno Code::Blocks. El sistema operativo utilizado es Devuan, una distribución gratuita de Linux proveniente de Debian.</text:p>
      <text:p text:style-name="Standard">Las estructuras de pila y lista fueron divididas en sus funciones y asignadas a cada integrante de la comisión para su implementación. El programa principal por su complejidad y falta de experiencia con el lenguaje, fue primero resuelto para algunos casos específicos de entrada, para luego ser modificado y poder resolver el problema original.</text:p>
      <text:p text:style-name="Standard">De mas esta decir que cualquier duda que un integrante tenia, el otro integrante estaba a disposición para intentar resolver esa duda.</text:p>
      <text:p text:style-name="Standard"/>
      <text:p text:style-name="Standard"><text:span text:style-name="T13">Procedimientos de instalación y de prueba</text:span></text:p>
      <text:p text:style-name="Standard">El código fuente será entregado al asistente de la catedra para su evaluación. El mismo deberá ser compilado para poder correrlo.</text:p>
      <text:p text:style-name="P6"/>
      <text:p text:style-name="Standard"><text:soft-page-break/></text:p>
      <text:p text:style-name="Standard"><text:span text:style-name="T10">Arquitectura del sistema</text:span></text:p>
      <text:p text:style-name="P5"/>
      <text:p text:style-name="Standard">Descripción Jerárquica: el proyecto está dividido en 6 archivos:</text:p>
      <text:p text:style-name="Standard">Los .h para la pila, lista y las definiciones de error .</text:p>
      <text:p text:style-name="Standard">Los .c para implementar la pila, lista.</text:p>
      <text:p text:style-name="Standard">El .c correspondiente al programa principal.</text:p>
      <text:p text:style-name="Standard">Descripción individual de los módulos: pila.h y lista.h seria del cascaron de las estructuras dinámicas. </text:p>
      <text:p text:style-name="Standard">Pila.c y lista.c implementa a pila.h y lista.h respectivamente. <text:s/></text:p>
      <text:p text:style-name="Standard">Evaluar.c tiene como atributos una pila y una lista que se manipula a través de los métodos</text:p>
      <text:p text:style-name="Standard">El lenguaje de programación empleado es C.</text:p>
      <text:p text:style-name="P7">Librerías utilizadas<text:span text:style-name="T14">: stdio.h, stdlib.h y string.h</text:span></text:p>
      <text:p text:style-name="P9"/>
      <text:p text:style-name="P7"><text:span text:style-name="T11">Diseño del modelo de datos</text:span></text:p>
      <text:p text:style-name="P10"/>
      <text:p text:style-name="P10"/>
      <text:p text:style-name="P7"><text:span text:style-name="T14">Los datos de entrada son solamente el string ingresado por el usuario.</text:span></text:p>
      <text:p text:style-name="P9"/>
      <text:p text:style-name="P7"><text:span text:style-name="T14">Los datos internos son una pila y una lista implementados según los archivos pila.c y lista.c incluidos. Ademas cuenta con variables auxiliares de tipo elemental, como la longitud del string.</text:span></text:p>
      <text:p text:style-name="P9"/>
      <text:p text:style-name="P7"><text:span text:style-name="T14">El dato de salida es un string que será impreso por pantalla.</text:span></text:p>
      <text:p text:style-name="P9"/>
      <text:p text:style-name="P7"><text:span text:style-name="T11">Documentacion técnica</text:span></text:p>
      <text:p text:style-name="P11"/>
      <text:p text:style-name="P11"/>
      <text:p text:style-name="P7"><text:span text:style-name="T14">La documentación técnica esta presentada en formato HTML y se entrega junto al programa. La misma fue generada con Doxygen a partir de los comentarios en el código fuente.</text:span></text:p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 Roman 10" svg:font-family="'LM Roman 10'" style:font-family-generic="roman" style:font-pitch="variable"/>
    <style:font-face style:name="LM Roman Caps 10" svg:font-family="'LM Roman Caps 10'" style:font-family-generic="roman" style:font-pitch="variable"/>
    <style:font-face style:name="LM Roman Demi 10" svg:font-family="'LM Roman Demi 10'" style:font-family-generic="roman" style:font-pitch="variable"/>
    <style:font-face style:name="LMRoman12-Regular" svg:font-family="LMRoman12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MMathSymbols8-Regular" svg:font-family="LMMathSymbols8-Regular" style:font-family-generic="system" style:font-pitch="variable"/>
    <style:font-face style:name="LMRoman12-Bold" svg:font-family="LMRoman12-Bold" style:font-family-generic="system" style:font-pitch="variable"/>
    <style:font-face style:name="LMRoman12-Regular1" svg:font-family="LMRoman12-Regular" style:font-family-generic="system" style:font-pitch="variable"/>
    <style:font-face style:name="LMRomanCaps10-Regular" svg:font-family="LMRomanCaps10-Regular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F" style:font-size-asian="11pt" style:language-asian="es" style:country-asian="A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F" style:font-size-asian="11pt" style:language-asian="es" style:country-asian="A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EBOOK</meta:initial-creator>
    <meta:editing-cycles>27</meta:editing-cycles>
    <meta:creation-date>2016-10-09T18:51:00</meta:creation-date>
    <dc:date>2016-10-10T17:33:40.028187135</dc:date>
    <meta:editing-duration>PT5H21M2S</meta:editing-duration>
    <meta:generator>LibreOffice/5.2.2.2.0$Linux_x86 LibreOffice_project/20m0$Build-2</meta:generator>
    <meta:document-statistic meta:table-count="0" meta:image-count="0" meta:object-count="0" meta:page-count="3" meta:paragraph-count="39" meta:word-count="491" meta:character-count="3146" meta:non-whitespace-character-count="26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